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0000001906E3BBC563B6315F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text-align="start" style:justify-single-word="false" fo:text-indent="0in" style:auto-text-indent="false"/>
      <style:text-properties fo:font-size="48pt" fo:font-style="italic" style:font-size-asian="48pt" style:font-style-asian="italic" style:font-size-complex="48pt"/>
    </style:style>
    <style:style style:name="P6" style:family="paragraph" style:parent-style-name="Standard">
      <style:paragraph-properties fo:margin-left="0in" fo:margin-right="0in" fo:text-align="center" style:justify-single-word="false" fo:text-indent="0in" style:auto-text-indent="false"/>
      <style:text-properties fo:font-size="48pt" fo:font-style="italic" style:font-size-asian="48pt" style:font-style-asian="italic" style:font-size-complex="48pt"/>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text-indent="0in" style:auto-text-indent="false"/>
      <style:text-properties style:text-underline-style="solid" style:text-underline-width="auto" style:text-underline-color="font-color"/>
    </style:style>
    <style:style style:name="P9" style:family="paragraph" style:parent-style-name="Standard">
      <style:paragraph-properties fo:margin-left="0in" fo:margin-right="0in" fo:text-indent="0in" style:auto-text-indent="false"/>
      <style:text-properties fo:font-style="italic" style:text-underline-style="solid" style:text-underline-width="auto" style:text-underline-color="font-color" style:font-style-asian="italic"/>
    </style:style>
    <style:style style:name="P10" style:family="paragraph" style:parent-style-name="Standard">
      <style:paragraph-properties fo:margin-left="0in" fo:margin-right="0in" fo:text-indent="0in" style:auto-text-indent="false" fo:break-before="page"/>
    </style:style>
    <style:style style:name="P11" style:family="paragraph" style:parent-style-name="Standard">
      <style:paragraph-properties fo:margin-left="0.5in" fo:margin-right="0in" fo:text-indent="0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9">
      <style:paragraph-properties fo:margin-left="0.5in" fo:margin-right="0in" fo:text-indent="-0.25in" style:auto-text-indent="false"/>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Heading_20_1">
      <style:paragraph-properties fo:margin-left="0in" fo:margin-right="0in" fo:text-align="center" style:justify-single-word="false" fo:text-indent="0in" style:auto-text-indent="false"/>
    </style:style>
    <style:style style:name="P22" style:family="paragraph" style:parent-style-name="Heading_20_1" style:list-style-name="WWNum6">
      <style:paragraph-properties fo:margin-left="0.5in" fo:margin-right="0in" fo:text-indent="-0.25in" style:auto-text-indent="false"/>
    </style:style>
    <style:style style:name="P23" style:family="paragraph" style:parent-style-name="Heading_20_1" style:list-style-name="WWNum6">
      <style:paragraph-properties fo:margin-left="0.5in" fo:margin-right="0in" fo:text-align="start" style:justify-single-word="false" fo:text-indent="-0.25in" style:auto-text-indent="false"/>
    </style:style>
    <style:style style:name="P24" style:family="paragraph">
      <style:paragraph-properties fo:margin-top="0in" fo:margin-bottom="0in" fo:line-height="100%" fo:text-align="center"/>
    </style:style>
    <style:style style:name="P25" style:family="paragraph">
      <loext:graphic-properties draw:fill="none"/>
      <style:paragraph-properties fo:margin-top="0in" fo:margin-bottom="0in" fo:line-height="100%" fo:text-align="center"/>
    </style:style>
    <style:style style:name="P26" style:family="paragraph">
      <style:paragraph-properties fo:margin-top="0in" fo:margin-bottom="0in" fo:line-height="100%" fo:text-align="start"/>
    </style:style>
    <style:style style:name="P27" style:family="paragraph">
      <loext:graphic-properties draw:fill="none"/>
      <style:paragraph-properties fo:margin-top="0in" fo:margin-bottom="0in" fo:line-height="100%" fo:text-align="start"/>
    </style:style>
    <style:style style:name="P28" style:family="paragraph">
      <loext:graphic-properties draw:fill="none"/>
      <style:paragraph-properties fo:text-align="start"/>
    </style:style>
    <style:style style:name="T1" style:family="text">
      <style:text-properties fo:font-size="48pt" fo:font-style="italic" style:font-size-asian="48pt" style:font-style-asian="italic" style:font-size-complex="48pt"/>
    </style:style>
    <style:style style:name="T2" style:family="text">
      <style:text-properties fo:font-size="24pt" style:font-size-asian="24pt" style:font-size-complex="24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style:font-name="Courier New" style:font-name-asian="Courier New1" style:font-name-complex="Courier New1"/>
    </style:style>
    <style:style style:name="T9" style:family="text">
      <style:text-properties style:font-name="Courier New" fo:font-weight="bold" style:font-name-asian="Courier New1" style:font-weight-asian="bold" style:font-name-complex="Courier New1"/>
    </style:style>
    <style:style style:name="T10" style:family="text">
      <style:text-properties fo:color="#980000"/>
    </style:style>
    <style:style style:name="T1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417in" svg:stroke-color="#000000" draw:stroke-linejoin="round" draw:fill="none" draw:textarea-vertical-align="top" draw:auto-grow-height="false" draw:fit-to-size="false" style:shrink-to-fit="false" fo:min-height="0.1819in" fo:min-width="1.1035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top" draw:auto-grow-height="false" draw:fit-to-size="false" style:shrink-to-fit="false" fo:min-height="0.1819in" fo:min-width="0.6654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1.4283in" fo:min-width="2.0972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1.4283in" fo:min-width="1.604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oft-page-break/></text:p>
      <text:p text:style-name="P1"/>
      <text:p text:style-name="P1"/>
      <text:p text:style-name="Standard"/>
      <text:p text:style-name="P1"/>
      <text:p text:style-name="P1"/>
      <text:p text:style-name="Standard"/>
      <text:p text:style-name="P1"/>
      <text:p text:style-name="P1"/>
      <text:p text:style-name="P1"/>
      <text:p text:style-name="P1"/>
      <text:p text:style-name="P1"/>
      <text:p text:style-name="P1"/>
      <text:p text:style-name="P1"/>
      <text:p text:style-name="P4"><text:span text:style-name="T1">PROJET CO2PE</text:span></text:p>
      <text:p text:style-name="P5"/>
      <text:p text:style-name="P5"/>
      <text:p text:style-name="P6"/>
      <text:p text:style-name="P4"><text:span text:style-name="T2">V 1.1 - 14 avril 2020</text:span></text:p>
      <text:p text:style-name="P5"/>
      <text:p text:style-name="P4"><text:soft-page-break/></text:p>
      <text:p text:style-name="P4"/>
      <text:p text:style-name="P4">BINEL Oann - DA ROS Enzo - DELGADO Pablo - LECOQ Clément - TINARD Pierre</text:p>
      <text:p text:style-name="P21"><text:bookmark text:name="_gdojen1upinb"/><text:span text:style-name="T3">Cahier des charges</text:span></text:p>
      <text:list xml:id="list4055698117" text:style-name="WWNum6">
        <text:list-item>
          <text:p text:style-name="P22"><text:bookmark text:name="_6y3g0hbj4kr8"/>Description du projet</text:p>
        </text:list-item>
      </text:list>
      <text:p text:style-name="P3"/>
      <text:p text:style-name="P7">L’objectif de projet informatique est de réaliser une messagerie instantanée. Notre service se veut décentralisé, et ne possédera pas de serveur central. Il permettra alors de faciliter la mise en place de modules permettant à chacun de rejoindre le réseau de serveurs autonomes qui communiquent entre eux.</text:p>
      <text:p text:style-name="P7"/>
      <text:p text:style-name="P7">Cette technique s’oriente de fait vers une évolutivité et une redondance qui permettent d’assurer à chacun un accès permanent et sur mesure aux différentes fonctionnalités.</text:p>
      <text:p text:style-name="P3"/>
      <text:p text:style-name="P3">D’un point de vue fonctionnel pour l’utilisateur, nous prévoyons une interface graphique pour le client utilisateur basée sur electron.</text:p>
      <text:p text:style-name="P3"/>
      <text:list xml:id="list120551812580249" text:continue-numbering="true" text:style-name="WWNum6">
        <text:list-item>
          <text:p text:style-name="P22"><text:bookmark text:name="_b3jocpndbytz"/>Fonctionnalités pour l’utilisateur</text:p>
        </text:list-item>
      </text:list>
      <text:p text:style-name="P11"/>
      <text:p text:style-name="P3">Dans un premier temps, ce service de messagerie permettrait aux utilisateurs de communiquer entre eux par des messages textuels sans passer par un serveur central de messagerie.</text:p>
      <text:p text:style-name="P3"/>
      <text:p text:style-name="P3">En priorité, et dans cet ordre nous implémenterons :</text:p>
      <text:list xml:id="list3988879287" text:style-name="WWNum8">
        <text:list-item>
          <text:p text:style-name="P12">Client graphique</text:p>
        </text:list-item>
        <text:list-item>
          <text:p text:style-name="P12">Transfert de fichiers</text:p>
        </text:list-item>
      </text:list>
      <text:list xml:id="list2998458536" text:style-name="WWNum4">
        <text:list-item>
          <text:p text:style-name="P13">Envoi de messages vocaux</text:p>
        </text:list-item>
        <text:list-item>
          <text:p text:style-name="P13">Ajout d’amis</text:p>
        </text:list-item>
        <text:list-item>
          <text:p text:style-name="P13"><text:soft-page-break/>Wizz (possibilité d’envoyer un message spécial attirant l’attention via un bouton)</text:p>
        </text:list-item>
        <text:list-item>
          <text:p text:style-name="P13">Gestion des messages envoyés à un destinataire hors ligne</text:p>
        </text:list-item>
      </text:list>
      <text:p text:style-name="P3"/>
      <text:p text:style-name="P3">A terme nous aimerions implémenter les usages suivants :</text:p>
      <text:list xml:id="list120553599218177" text:continue-numbering="true" text:style-name="WWNum4">
        <text:list-item>
          <text:p text:style-name="P13">Flux sécurisés et différenciés sur demande (ouverture d’une conversation sécurisée entre deux ou plus de clients)</text:p>
        </text:list-item>
        <text:list-item>
          <text:p text:style-name="P13">La gestion de vidéoconférence</text:p>
        </text:list-item>
      </text:list>
      <text:p text:style-name="P3"/>
      <text:p text:style-name="P3">Idées d’améliorations si nous avons le temps :</text:p>
      <text:list xml:id="list120551729135372" text:continue-numbering="true" text:style-name="WWNum4">
        <text:list-item>
          <text:p text:style-name="P13">Blockchain pour authentification des nodes sur le réseau</text:p>
        </text:list-item>
        <text:list-item>
          <text:p text:style-name="P13">Connection Peer to Peer entre clients</text:p>
        </text:list-item>
      </text:list>
      <text:p text:style-name="Standard"/>
      <text:p text:style-name="Standard"/>
      <text:p text:style-name="P3"/>
      <text:p text:style-name="P3"/>
      <text:list xml:id="list120552834407327" text:continue-list="list120551812580249" text:style-name="WWNum6">
        <text:list-item>
          <text:p text:style-name="P23"><text:bookmark text:name="_9ovomseas96i"/>Analyse fonctionnelle</text:p>
        </text:list-item>
      </text:list>
      <text:p text:style-name="Standard"/>
      <text:p text:style-name="P3">Architecture générale :</text:p>
      <text:list xml:id="list3299703949" text:style-name="WWNum2">
        <text:list-item>
          <text:p text:style-name="P14">Architecture basée sur une fédération de nodes mettant en relation les clients finaux, en utilisant le principe de DHT</text:p>
        </text:list-item>
        <text:list-item>
          <text:p text:style-name="P14">Chiffrement asymétrique de bout en bout : clé publique des clients connues de tous. Si les communications transitent par un relai, celui-ci n’a aucune visibilité sur les informations</text:p>
        </text:list-item>
        <text:list-item>
          <text:p text:style-name="P14">Mécanisme d’établissement de connexions peer-to-peer entre les clients, contournant les NAT installés sur les box Internet grand public</text:p>
        </text:list-item>
      </text:list>
      <text:list xml:id="list981271410" text:style-name="WWNum1">
        <text:list-item>
          <text:p text:style-name="P15">Gestion d’amis basés sur les informations apportées par la DHT</text:p>
        </text:list-item>
      </text:list>
      <text:p text:style-name="Standard"><text:soft-page-break/></text:p>
      <text:p text:style-name="Standard">Protocoles réseaux utilisés :</text:p>
      <text:list xml:id="list2163266916" text:style-name="WWNum3">
        <text:list-item>
          <text:p text:style-name="P16">Protocole applicatif créé pour le projet</text:p>
        </text:list-item>
        <text:list-item>
          <text:p text:style-name="P16">Protocole de transport TCP pour les communications client-node</text:p>
        </text:list-item>
        <text:list-item>
          <text:p text:style-name="P16">Protocole de transport UDP pour les communications peer-to-peer entre clients</text:p>
        </text:list-item>
      </text:list>
      <text:p text:style-name="Standard"/>
      <text:p text:style-name="Standard">Les langages de programmation et frameworks utilisés seront les suivants :</text:p>
      <text:list xml:id="list694222797" text:style-name="WWNum7">
        <text:list-item>
          <text:p text:style-name="P17">Python pour les nodes</text:p>
        </text:list-item>
        <text:list-item>
          <text:p text:style-name="P17">JavaScript, Node.js pour les clients</text:p>
        </text:list-item>
        <text:list-item>
          <text:p text:style-name="P17">Electron, basé sur Node.js, pour l’interface graphique du client</text:p>
        </text:list-item>
      </text:list>
      <text:p text:style-name="P3"/>
      <text:p text:style-name="Standard">Framework (optionnel pour la visio) :</text:p>
      <text:list xml:id="list4058754109" text:style-name="WWNum5">
        <text:list-item>
          <text:p text:style-name="P18">WebRTC</text:p>
        </text:list-item>
      </text:list>
      <text:p text:style-name="P3"><text:line-break/>Nous disposons de différents matériels afin d'héberger nos prototypes de nodes : </text:p>
      <text:list xml:id="list1481536876" text:style-name="WWNum9">
        <text:list-item>
          <text:p text:style-name="P19">Serveurs dédiés chez divers hébergeurs : Online, OVH</text:p>
        </text:list-item>
        <text:list-item>
          <text:p text:style-name="P19">Raspberry Pi à nos domiciles</text:p>
        </text:list-item>
      </text:list>
      <text:p text:style-name="P3"/>
      <text:p text:style-name="P8"/>
      <text:p text:style-name="P8"/>
      <text:p text:style-name="P10"><text:span text:style-name="T6">Architecture du prototype fonctionnel envisagée :</text:span></text:p>
      <text:p text:style-name="P3"/>
      <text:p text:style-name="P3"><draw:g text:anchor-type="as-char" draw:z-index="1" draw:style-name="gr1"><draw:custom-shape draw:name="Shape 2" draw:style-name="gr2" draw:text-style-name="P25" svg:width="1.3031in" svg:height="0.3815in" svg:x="2.7299in" svg:y="1.8201in"><text:p text:style-name="P24"><text:span text:style-name="T11">NO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7" svg:width="0.865in" svg:height="0.3815in" svg:x="0in" svg:y="0in"><text:p text:style-name="P26"><text:span text:style-name="T11">Client 1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8" svg:width="2.2976in" svg:height="1.6287in" svg:x="0.4327in" svg:y="0.3819in"><text:p/><draw:enhanced-geometry draw:mirror-horizontal="false" draw:mirror-vertical="false" svg:viewBox="0 0 21600 21600" draw:type="mso-spt32" draw:enhanced-path="M 0 0 L 21600 21600 N"/></draw:custom-shape><draw:custom-shape draw:name="Shape 5" draw:style-name="gr3" draw:text-style-name="P27" svg:width="0.865in" svg:height="0.3815in" svg:x="5.4063in" svg:y="0in"><text:p text:style-name="P26"><text:span text:style-name="T11">Client 2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28" svg:width="1.8051in" svg:height="1.6287in" svg:x="4.0319in" svg:y="0.3819in"><text:p/><draw:enhanced-geometry draw:mirror-horizontal="true" draw:mirror-vertical="false" svg:viewBox="0 0 21600 21600" draw:type="mso-spt32" draw:enhanced-path="M 0 0 L 21600 21600 N"/></draw:custom-shape></draw:g></text:p>
      <text:p text:style-name="P3"/>
      <text:p text:style-name="P3">Le prototype permettra de valider les échanges entre les éléments de l’infrastructure.</text:p>
      <text:p text:style-name="P3"/>
      <text:p text:style-name="P3"><text:span text:style-name="T7">Échanges prévus entre le client et les nodes :</text:span></text:p>
      <text:p text:style-name="P3"/>
      <text:p text:style-name="P3">Toutes les données envoyées seront préfixées, en clair, de <text:span text:style-name="T8">"</text:span><text:span text:style-name="T9">XX</text:span><text:span text:style-name="T8">:"</text:span>, XX indiquant la taille en octets des données.</text:p>
      <text:p text:style-name="P3"/>
      <text:p text:style-name="P3">Ce préfixe sera toujours présent quelque soient les données, chiffrées ou non. Il ne sera pas indiqué dans la suite de ce document mais il sera bien présent.</text:p>
      <text:p text:style-name="P3"/>
      <text:p text:style-name="P3">Le node ajoutera en préfixe ses réponses de <text:span text:style-name="T8">“</text:span><text:span text:style-name="T9">OK</text:span><text:span text:style-name="T8">”</text:span> ou de <text:span text:style-name="T8">“</text:span><text:span text:style-name="T9">ERR</text:span><text:span text:style-name="T8">”</text:span> en fonction du succès de la commande envoyées par le client.</text:p>
      <text:p text:style-name="P3"/>
      <text:p text:style-name="P3"><text:span text:style-name="T10">NB : Une ligne préfixée par (E) indique que l'échange sera chiffré en AES (algorithme GCM) avec la clé de session négociée lors de l'ouverture de connexion.</text:span></text:p>
      <text:p text:style-name="P3"/>
      <text:p text:style-name="P3"><text:span text:style-name="T4">Initialisation de la connexion</text:span></text:p>
      <text:p text:style-name="P9"/>
      <text:p text:style-name="P3">Lorsqu’un client souhaitera se connecter à un node et que ce dernier recevra une nouvelle connexion, les échanges suivants commenceront :</text:p>
      <text:p text:style-name="P3"/>
      <text:p text:style-name="P3">Node : <text:span text:style-name="T8">“</text:span><text:span text:style-name="T9">OK WELCOME</text:span><text:span text:style-name="T8">”</text:span> Bannière de connexion</text:p>
      <text:p text:style-name="P3"><text:soft-page-break/></text:p>
      <text:p text:style-name="P3">Node : <text:span text:style-name="T8">“</text:span><text:span text:style-name="T9">OK SERVER-KEY</text:span><text:span text:style-name="T8">”</text:span> Clé publique du serveur (base64)</text:p>
      <text:p text:style-name="P3"/>
      <text:p text:style-name="P3">Node : <text:span text:style-name="T8">“</text:span><text:span text:style-name="T9">OK SERVER-AUTH</text:span><text:span text:style-name="T8">”</text:span> signature encodée en base64 du timestamp actuel sans son dernier chiffre (offre une tolérance de -+ 10 sec)</text:p>
      <text:p text:style-name="P3"/>
      <text:p text:style-name="P3">Client : <text:span text:style-name="T8">“</text:span><text:span text:style-name="T9">SESSION-KEY</text:span><text:span text:style-name="T8">”</text:span> clé de session (chiffrement AES 128 bits) générée aléatoirement et chiffrée avec la clé publique du serveur</text:p>
      <text:p text:style-name="P3"/>
      <text:p text:style-name="P3">Node : <text:span text:style-name="T8">“</text:span><text:span text:style-name="T9">OK SESSION-OK</text:span><text:span text:style-name="T8">”</text:span> Session key exchange successful</text:p>
      <text:p text:style-name="P3"/>
      <text:p text:style-name="P3"><text:span text:style-name="T10">(E)</text:span> Client : <text:span text:style-name="T8">“</text:span><text:span text:style-name="T9">CLIENT-KEY</text:span><text:span text:style-name="T8">”</text:span> Clé publique du client</text:p>
      <text:p text:style-name="P3"/>
      <text:p text:style-name="P3"><text:span text:style-name="T10">(E)</text:span> Client : <text:span text:style-name="T8">“</text:span><text:span text:style-name="T9">CLIENT-AUTH</text:span><text:span text:style-name="T8">”</text:span> signature encodée en base64 du timestamp actuel sans son dernier chiffre (offre une tolérance de -+ 10 sec)</text:p>
      <text:p text:style-name="P3"/>
      <text:p text:style-name="P3"><text:span text:style-name="T10">(E)</text:span> Node : <text:span text:style-name="T8">“</text:span><text:span text:style-name="T9">OK AUTH-OK</text:span><text:span text:style-name="T8">”</text:span> Successfully authenticated, welcome &lt;hash de la clé publique du client, càd identité du client&gt;</text:p>
      <text:p text:style-name="P3"/>
      <text:p text:style-name="P3">La connexion sera à ce stade établie et à l'exception des keepalives spécifiés ci-dessous, TOUS les échanges Node-Client seront chiffrés en AES avec la clé de session.</text:p>
      <text:p text:style-name="P3"/>
      <text:p text:style-name="P3"><text:span text:style-name="T4">Keepalives</text:span></text:p>
      <text:p text:style-name="P3"/>
      <text:p text:style-name="P3">Le node considèrera qu'un client a timeout si il n'envoie pas de données pendant une durée supérieure à 10 secondes.</text:p>
      <text:p text:style-name="P3"/>
      <text:p text:style-name="P3"><text:soft-page-break/>Pour que le client puisse signaler qu'il est toujours présent même lorsqu'il n'envoie pas de données, il envoie "keepalive" toutes les 8 secondes :</text:p>
      <text:p text:style-name="P3"/>
      <text:p text:style-name="P3">Client : <text:span text:style-name="T8">“</text:span><text:span text:style-name="T9">keepalive</text:span><text:span text:style-name="T8">”</text:span></text:p>
      <text:p text:style-name="P3"/>
      <text:p text:style-name="P3">Cet échange ne sera PAS chiffré, même si la clé de session a déjà été générée. </text:p>
      <text:p text:style-name="P3">A noter que le client pourra théoriquement envoyer n'importe quelle donnée, cela réinitialisera le timer de 10 secondes sur le serveur.</text:p>
      <text:p text:style-name="P3">Cependant, le Node sera codé pour ne rien faire si le client envoie "keepalive" sans chiffrement, ce qui permet de ne pas déclencher d'erreur.</text:p>
      <text:p text:style-name="P3"/>
      <text:p text:style-name="P3"><text:span text:style-name="T4">Erreur côté node : commande client inconnue</text:span></text:p>
      <text:p text:style-name="P3"/>
      <text:p text:style-name="P3">Lorsque le client enverra une commande inconnue du node, il retournera la chose suivante :</text:p>
      <text:p text:style-name="P3"/>
      <text:p text:style-name="P3"><text:span text:style-name="T10">(E)</text:span> Node : <text:span text:style-name="T8">“</text:span><text:span text:style-name="T9">ERR Unknown command</text:span><text:span text:style-name="T8">”</text:span></text:p>
      <text:p text:style-name="P3"/>
      <text:p text:style-name="P3"><text:span text:style-name="T4">Commandes client</text:span></text:p>
      <text:p text:style-name="P3"/>
      <text:p text:style-name="P3">Voici les commandes à disposition du client :</text:p>
      <text:p text:style-name="P3"/>
      <text:p text:style-name="P3"><text:span text:style-name="T8">"</text:span><text:span text:style-name="T9">hello TEXT</text:span><text:span text:style-name="T8">"</text:span> : fait renvoyer le texte spécifié par le serveur. Utilisé comme "ping" à des fins de test</text:p>
      <text:p text:style-name="P3"/>
      <text:p text:style-name="P3"><text:span text:style-name="T10">(E)</text:span> Node : <text:span text:style-name="T8">“</text:span><text:span text:style-name="T9">OK Hello user ! You said TEXT</text:span><text:span text:style-name="T8">”</text:span></text:p>
      <text:p text:style-name="P3"><text:soft-page-break/></text:p>
      <text:p text:style-name="P3"><text:span text:style-name="T8">"</text:span><text:span text:style-name="T9">whoami</text:span><text:span text:style-name="T8">"</text:span> : fait renvoyer par le Node l'identité du client. Utilisé à des fins de test :</text:p>
      <text:p text:style-name="P3"/>
      <text:p text:style-name="P3"><text:span text:style-name="T10">(E)</text:span> Node : <text:span text:style-name="T8">“</text:span><text:span text:style-name="T9">OK You are IDENTITÉ CLIENT</text:span><text:span text:style-name="T8">”</text:span></text:p>
      <text:p text:style-name="P3"/>
      <text:p text:style-name="P3"><text:span text:style-name="T8">"</text:span><text:span text:style-name="T9">get-key ID</text:span><text:span text:style-name="T8">"</text:span> : fait renvoyer par le Node la clé publique du client spécifié :</text:p>
      <text:p text:style-name="P3"/>
      <text:p text:style-name="P3"><text:span text:style-name="T10">(E)</text:span> Node :<text:span text:style-name="T8"> “</text:span><text:span text:style-name="T9">OK GET-CLIENT-KEY ID_CLIENT_DEMANDÉ CLÉ_PUBLIQUE_CLIENT</text:span><text:span text:style-name="T8">”</text:span></text:p>
      <text:p text:style-name="P3"/>
      <text:p text:style-name="P3">Renvoie <text:span text:style-name="T8">"</text:span><text:span text:style-name="T9">ERR CLIENT-UNKNOWN</text:span><text:span text:style-name="T8">"</text:span> si le client est inconnu</text:p>
      <text:p text:style-name="P3"/>
      <text:p text:style-name="P3"><text:span text:style-name="T8">"</text:span><text:span text:style-name="T9">get-status</text:span><text:span text:style-name="T8">"</text:span> : fait renvoyer par le Node le statut de connexion du client spécifié :</text:p>
      <text:p text:style-name="P3"/>
      <text:p text:style-name="P3"><text:span text:style-name="T10">(E)</text:span> Node : <text:span text:style-name="T8">“</text:span><text:span text:style-name="T9">OK GET-CLIENT-STATUS ID_CLIENT_DEMANDÉ ONLINE</text:span><text:span text:style-name="T8">”</text:span></text:p>
      <text:p text:style-name="P3"/>
      <text:p text:style-name="P3"><text:span text:style-name="T10">(E)</text:span> Node : <text:span text:style-name="T8">“</text:span><text:span text:style-name="T9">OK GET-CLIENT-STATUS ID_CLIENT_DEMANDÉ OFFLINE TIMESTAMP_DERNIERE_CONNEXION</text:span><text:span text:style-name="T8">”</text:span></text:p>
      <text:p text:style-name="P3"/>
      <text:p text:style-name="P3">Renvoie <text:span text:style-name="T9">"ERR CLIENT-UNKNOWN"</text:span> si le client est inconnu</text:p>
      <text:p text:style-name="P3"/>
      <text:p text:style-name="P3"><text:span text:style-name="T8">"</text:span><text:span text:style-name="T9">quit</text:span><text:span text:style-name="T8">"</text:span> ne sera pas une commande implémentée sur le serveur, elle fera simplement quitter le client. Le serveur recevra les “TCP FIN” et mettra fin à la connex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20pt" style:text-underline-style="none" style:font-size-asian="20pt" style:font-size-complex="2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7</text:page-number></text:p>
      </style:footer>
    </style:master-page>
    <style:master-page style:name="First_20_Page" style:display-name="First Page" style:page-layout-name="Mpm1" style:next-style-name="Standard">
      <style:header>
        <text:p text:style-name="Standard"><draw:frame draw:style-name="Mfr1" draw:name="image2.png" text:anchor-type="char" svg:x="-0.8335in" svg:y="-0.1457in" svg:width="2.0256in" svg:height="2.0256in" draw:z-index="0"><draw:image xlink:href="Pictures/1000020100000190000001906E3BBC563B6315F5.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86" meta:word-count="1024" meta:character-count="6311" meta:non-whitespace-character-count="5395"/>
    <meta:generator>LibreOfficeDev/6.0.5.2$Linux_X86_64 LibreOffice_project/</meta:generator>
  </office:meta>
</office:document-meta>
</file>